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automatic-styles>
    <style:style style:name="Tabla1" style:family="table">
      <style:table-properties style:width="14.249cm" table:align="left"/>
    </style:style>
    <style:style style:name="Tabla1.A" style:family="table-column">
      <style:table-column-properties style:column-width="3.485cm"/>
    </style:style>
    <style:style style:name="Tabla1.B" style:family="table-column">
      <style:table-column-properties style:column-width="10.763cm"/>
    </style:style>
    <style:style style:name="Tabla1.A1" style:family="table-cell">
      <style:table-cell-properties style:vertical-align="middle" fo:padding="0.049cm" fo:border="none"/>
    </style:style>
    <style:style style:name="Tabla2" style:family="table">
      <style:table-properties style:width="17cm" table:align="left"/>
    </style:style>
    <style:style style:name="Tabla2.A" style:family="table-column">
      <style:table-column-properties style:column-width="4.699cm"/>
    </style:style>
    <style:style style:name="Tabla2.B" style:family="table-column">
      <style:table-column-properties style:column-width="12.301cm"/>
    </style:style>
    <style:style style:name="Tabla2.A1" style:family="table-cell">
      <style:table-cell-properties style:vertical-align="middle" fo:padding="0.049cm" fo:border="none"/>
    </style:style>
    <style:style style:name="Tabla2.B8" style:family="table-cell">
      <style:table-cell-properties fo:padding="0.049cm" fo:border="none"/>
    </style:style>
    <style:style style:name="P1" style:family="paragraph" style:parent-style-name="Standard">
      <style:paragraph-properties fo:text-align="start" style:justify-single-word="false"/>
      <style:text-properties officeooo:paragraph-rsid="0003b4c6"/>
    </style:style>
    <style:style style:name="P2" style:family="paragraph" style:parent-style-name="Text_20_body">
      <style:paragraph-properties fo:text-align="start" style:justify-single-word="false" style:writing-mode="lr-tb"/>
    </style:style>
    <style:style style:name="P3" style:family="paragraph" style:parent-style-name="Text_20_body">
      <style:paragraph-properties fo:text-align="start" style:justify-single-word="false"/>
      <style:text-properties officeooo:paragraph-rsid="000b4584"/>
    </style:style>
    <style:style style:name="P4" style:family="paragraph" style:parent-style-name="Standard">
      <style:paragraph-properties fo:text-align="center" style:justify-single-word="false"/>
      <style:text-properties fo:font-size="18pt" fo:language="ca" fo:country="ES" style:text-underline-style="solid" style:text-underline-width="auto" style:text-underline-color="font-color" fo:font-weight="bold" officeooo:rsid="0003b4c6" officeooo:paragraph-rsid="0003b4c6" style:font-size-asian="18pt" style:font-weight-asian="bold" style:font-size-complex="18pt" style:font-weight-complex="bold"/>
    </style:style>
    <style:style style:name="P5" style:family="paragraph" style:parent-style-name="Standard">
      <style:paragraph-properties fo:text-align="start" style:justify-single-word="false"/>
      <style:text-properties fo:language="ca" fo:country="ES" officeooo:rsid="0003b4c6" officeooo:paragraph-rsid="0003b4c6"/>
    </style:style>
    <style:style style:name="P6" style:family="paragraph" style:parent-style-name="Standard">
      <style:paragraph-properties fo:text-align="start" style:justify-single-word="false"/>
      <style:text-properties fo:language="ca" fo:country="ES" officeooo:rsid="0003b4c6" officeooo:paragraph-rsid="000627d4"/>
    </style:style>
    <style:style style:name="P7" style:family="paragraph" style:parent-style-name="Standard">
      <style:paragraph-properties fo:text-align="start" style:justify-single-word="false"/>
      <style:text-properties fo:language="ca" fo:country="ES" officeooo:paragraph-rsid="0003b4c6"/>
    </style:style>
    <style:style style:name="P8" style:family="paragraph" style:parent-style-name="Standard">
      <style:paragraph-properties fo:text-align="start" style:justify-single-word="false"/>
      <style:text-properties fo:language="ca" fo:country="ES" officeooo:paragraph-rsid="000960ed"/>
    </style:style>
    <style:style style:name="P9" style:family="paragraph" style:parent-style-name="Standard">
      <style:paragraph-properties fo:text-align="start" style:justify-single-word="false"/>
      <style:text-properties fo:language="ca" fo:country="ES" officeooo:paragraph-rsid="000f6542"/>
    </style:style>
    <style:style style:name="P10" style:family="paragraph" style:parent-style-name="Standard">
      <style:paragraph-properties fo:text-align="start" style:justify-single-word="false"/>
      <style:text-properties fo:language="ca" fo:country="ES" officeooo:paragraph-rsid="0011fb66"/>
    </style:style>
    <style:style style:name="P11" style:family="paragraph" style:parent-style-name="Standard">
      <style:paragraph-properties fo:text-align="start" style:justify-single-word="false"/>
      <style:text-properties fo:language="ca" fo:country="ES" officeooo:paragraph-rsid="000627d4"/>
    </style:style>
    <style:style style:name="P12" style:family="paragraph" style:parent-style-name="Standard">
      <style:paragraph-properties fo:text-align="start" style:justify-single-word="false"/>
      <style:text-properties fo:language="ca" fo:country="ES" officeooo:paragraph-rsid="002e4692"/>
    </style:style>
    <style:style style:name="P13" style:family="paragraph" style:parent-style-name="Standard">
      <style:paragraph-properties fo:text-align="start" style:justify-single-word="false"/>
      <style:text-properties fo:color="#0062c4" loext:opacity="100%" fo:language="ca" fo:country="ES" officeooo:paragraph-rsid="0011fb66"/>
    </style:style>
    <style:style style:name="P14" style:family="paragraph" style:parent-style-name="Standard">
      <style:paragraph-properties fo:text-align="start" style:justify-single-word="false"/>
      <style:text-properties officeooo:paragraph-rsid="00165473"/>
    </style:style>
    <style:style style:name="P15" style:family="paragraph" style:parent-style-name="Standard">
      <style:paragraph-properties fo:text-align="start" style:justify-single-word="false"/>
      <style:text-properties officeooo:paragraph-rsid="00194448"/>
    </style:style>
    <style:style style:name="P16" style:family="paragraph" style:parent-style-name="Standard">
      <style:paragraph-properties fo:text-align="start" style:justify-single-word="false"/>
      <style:text-properties officeooo:paragraph-rsid="001b360f"/>
    </style:style>
    <style:style style:name="P17" style:family="paragraph" style:parent-style-name="Standard">
      <style:paragraph-properties fo:text-align="start" style:justify-single-word="false"/>
      <style:text-properties officeooo:paragraph-rsid="001b8716"/>
    </style:style>
    <style:style style:name="P18" style:family="paragraph" style:parent-style-name="Standard">
      <style:paragraph-properties fo:text-align="start" style:justify-single-word="false"/>
      <style:text-properties officeooo:paragraph-rsid="0028cd91"/>
    </style:style>
    <style:style style:name="P19" style:family="paragraph" style:parent-style-name="Standard">
      <style:paragraph-properties fo:text-align="start" style:justify-single-word="false"/>
      <style:text-properties officeooo:paragraph-rsid="002aba48"/>
    </style:style>
    <style:style style:name="P20" style:family="paragraph" style:parent-style-name="Table_20_Contents">
      <style:text-properties officeooo:paragraph-rsid="001b8716"/>
    </style:style>
    <style:style style:name="P21" style:family="paragraph" style:parent-style-name="Table_20_Contents">
      <style:paragraph-properties fo:margin-top="0cm" fo:margin-bottom="0.499cm" style:contextual-spacing="false"/>
    </style:style>
    <style:style style:name="P22" style:family="paragraph" style:parent-style-name="Table_20_Contents">
      <style:text-properties fo:font-size="12pt" officeooo:rsid="00232f41" officeooo:paragraph-rsid="00232f41" style:font-size-asian="10.5pt" style:font-size-complex="12pt"/>
    </style:style>
    <style:style style:name="P23" style:family="paragraph" style:parent-style-name="Text_20_body">
      <style:paragraph-properties fo:text-align="start" style:justify-single-word="false" style:writing-mode="lr-tb"/>
      <style:text-properties fo:color="#0062c4" loext:opacity="100%" fo:language="ca" fo:country="ES"/>
    </style:style>
    <style:style style:name="P24" style:family="paragraph" style:parent-style-name="Text_20_body">
      <style:paragraph-properties style:writing-mode="lr-tb"/>
      <style:text-properties fo:color="#0062c4" loext:opacity="100%" fo:language="ca" fo:country="ES"/>
    </style:style>
    <style:style style:name="P25" style:family="paragraph" style:parent-style-name="Text_20_body">
      <style:text-properties fo:color="#0062c4" loext:opacity="100%" fo:language="ca" fo:country="ES" officeooo:paragraph-rsid="0011fb66"/>
    </style:style>
    <style:style style:name="P26" style:family="paragraph" style:parent-style-name="Text_20_body">
      <style:paragraph-properties fo:text-align="start" style:justify-single-word="false" style:writing-mode="lr-tb"/>
      <style:text-properties fo:language="ca" fo:country="ES"/>
    </style:style>
    <style:style style:name="P27" style:family="paragraph" style:parent-style-name="Text_20_body">
      <style:paragraph-properties fo:text-align="start" style:justify-single-word="false"/>
      <style:text-properties fo:language="ca" fo:country="ES"/>
    </style:style>
    <style:style style:name="P28" style:family="paragraph" style:parent-style-name="Text_20_body">
      <style:paragraph-properties fo:text-align="start" style:justify-single-word="false"/>
      <style:text-properties fo:language="ca" fo:country="ES" officeooo:paragraph-rsid="000e1eb6"/>
    </style:style>
    <style:style style:name="P29" style:family="paragraph" style:parent-style-name="Text_20_body">
      <style:paragraph-properties fo:text-align="justify" style:justify-single-word="false"/>
      <style:text-properties fo:language="ca" fo:country="ES" officeooo:rsid="0026c3f7" officeooo:paragraph-rsid="00308f97"/>
    </style:style>
    <style:style style:name="P30" style:family="paragraph" style:parent-style-name="Text_20_body">
      <style:paragraph-properties style:writing-mode="lr-tb"/>
    </style:style>
    <style:style style:name="P31" style:family="paragraph" style:parent-style-name="Text_20_body">
      <style:paragraph-properties style:writing-mode="lr-tb"/>
      <style:text-properties fo:color="#0072e4" loext:opacity="100%"/>
    </style:style>
    <style:style style:name="P32" style:family="paragraph" style:parent-style-name="Text_20_body">
      <style:text-properties officeooo:paragraph-rsid="00194448"/>
    </style:style>
    <style:style style:name="P33" style:family="paragraph" style:parent-style-name="Text_20_body">
      <style:text-properties fo:font-variant="normal" fo:text-transform="none" fo:color="#052025" loext:opacity="100%" style:font-name="apple-system" fo:font-size="10.5pt" fo:letter-spacing="normal" fo:language="ca" fo:country="ES" fo:font-style="normal" fo:font-weight="normal" officeooo:paragraph-rsid="00194448" style:font-size-asian="10.5pt" style:font-size-complex="10.5pt"/>
    </style:style>
    <style:style style:name="P34" style:family="paragraph" style:parent-style-name="Text_20_body">
      <style:paragraph-properties fo:text-align="start" style:justify-single-word="false"/>
      <style:text-properties officeooo:paragraph-rsid="000627d4"/>
    </style:style>
    <style:style style:name="P35" style:family="paragraph" style:parent-style-name="Text_20_body">
      <style:paragraph-properties fo:text-align="start" style:justify-single-word="false"/>
      <style:text-properties officeooo:paragraph-rsid="0028cd91"/>
    </style:style>
    <style:style style:name="P36" style:family="paragraph" style:parent-style-name="Text_20_body">
      <style:paragraph-properties fo:text-align="start" style:justify-single-word="false"/>
      <style:text-properties officeooo:paragraph-rsid="002aba48"/>
    </style:style>
    <style:style style:name="P37" style:family="paragraph" style:parent-style-name="Text_20_body">
      <style:paragraph-properties style:writing-mode="lr-tb"/>
      <style:text-properties officeooo:paragraph-rsid="0028cd91"/>
    </style:style>
    <style:style style:name="P38" style:family="paragraph" style:parent-style-name="Text_20_body">
      <style:paragraph-properties style:writing-mode="lr-tb"/>
      <style:text-properties officeooo:paragraph-rsid="002e2a11"/>
    </style:style>
    <style:style style:name="T1" style:family="text">
      <style:text-properties officeooo:rsid="0003b4c6"/>
    </style:style>
    <style:style style:name="T2" style:family="text">
      <style:text-properties fo:font-size="10.5pt" style:font-size-asian="10.5pt" style:font-size-complex="10.5pt"/>
    </style:style>
    <style:style style:name="T3" style:family="text">
      <style:text-properties fo:font-size="10.5pt" officeooo:rsid="00138d5b" style:font-size-asian="10.5pt" style:font-size-complex="10.5pt"/>
    </style:style>
    <style:style style:name="T4" style:family="text">
      <style:text-properties fo:font-size="10.5pt" fo:language="ca" fo:country="ES" style:font-size-asian="10.5pt" style:font-size-complex="10.5pt"/>
    </style:style>
    <style:style style:name="T5" style:family="text">
      <style:text-properties fo:font-size="10.5pt" fo:language="ca" fo:country="ES" officeooo:rsid="00138d5b" style:font-size-asian="10.5pt" style:font-size-complex="10.5pt"/>
    </style:style>
    <style:style style:name="T6" style:family="text">
      <style:text-properties fo:font-weight="bold" officeooo:rsid="0004a261" style:font-weight-asian="bold" style:font-weight-complex="bold"/>
    </style:style>
    <style:style style:name="T7" style:family="text">
      <style:text-properties fo:font-weight="bold" officeooo:rsid="000627d4"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bold" officeooo:rsid="0003b4c6" style:font-weight-asian="bold" style:font-weight-complex="bold"/>
    </style:style>
    <style:style style:name="T11" style:family="text">
      <style:text-properties officeooo:rsid="0004a261"/>
    </style:style>
    <style:style style:name="T12" style:family="text">
      <style:text-properties fo:color="#0062c4" loext:opacity="100%"/>
    </style:style>
    <style:style style:name="T13" style:family="text">
      <style:text-properties fo:color="#0062c4" loext:opacity="100%" officeooo:rsid="0004a261"/>
    </style:style>
    <style:style style:name="T14" style:family="text">
      <style:text-properties fo:color="#0062c4" loext:opacity="100%" style:text-underline-style="solid" style:text-underline-width="auto" style:text-underline-color="font-color"/>
    </style:style>
    <style:style style:name="T15" style:family="text">
      <style:text-properties fo:color="#0062c4" loext:opacity="100%" officeooo:rsid="000b4584"/>
    </style:style>
    <style:style style:name="T16" style:family="text">
      <style:text-properties fo:color="#0062c4" loext:opacity="100%" officeooo:rsid="000c1cc7"/>
    </style:style>
    <style:style style:name="T17" style:family="text">
      <style:text-properties fo:color="#0062c4" loext:opacity="100%" officeooo:rsid="000c246b"/>
    </style:style>
    <style:style style:name="T18" style:family="text">
      <style:text-properties fo:color="#0062c4" loext:opacity="100%" fo:language="ca" fo:country="ES"/>
    </style:style>
    <style:style style:name="T19" style:family="text">
      <style:text-properties fo:color="#0062c4" loext:opacity="100%" fo:language="ca" fo:country="ES" officeooo:rsid="00138d5b"/>
    </style:style>
    <style:style style:name="T20" style:family="text">
      <style:text-properties fo:color="#0062c4" loext:opacity="100%" officeooo:rsid="00138d5b"/>
    </style:style>
    <style:style style:name="T21" style:family="text">
      <style:text-properties officeooo:rsid="000627d4"/>
    </style:style>
    <style:style style:name="T22" style:family="text">
      <style:text-properties fo:font-size="12pt" style:text-underline-style="solid" style:text-underline-width="auto" style:text-underline-color="font-color" fo:font-weight="bold" officeooo:rsid="0003b4c6" style:font-size-asian="12pt" style:font-weight-asian="bold" style:font-size-complex="12pt" style:font-weight-complex="bold"/>
    </style:style>
    <style:style style:name="T23" style:family="text">
      <style:text-properties fo:font-size="12pt" fo:language="ca" fo:country="ES" style:text-underline-style="solid" style:text-underline-width="auto" style:text-underline-color="font-color" fo:font-weight="bold" officeooo:rsid="0003b4c6" style:font-size-asian="12pt" style:font-weight-asian="bold" style:font-size-complex="12pt" style:font-weight-complex="bold"/>
    </style:style>
    <style:style style:name="T24" style:family="text">
      <style:text-properties style:font-name="Liberation Serif" fo:font-size="10.5pt" fo:language="ca" fo:country="ES" style:font-size-asian="10.5pt" style:font-size-complex="10.5pt"/>
    </style:style>
    <style:style style:name="T25" style:family="text">
      <style:text-properties fo:font-variant="normal" fo:text-transform="none" fo:color="#052025" loext:opacity="100%" style:font-name="apple-system" fo:font-size="12pt" fo:letter-spacing="normal" fo:font-style="normal" fo:font-weight="normal"/>
    </style:style>
    <style:style style:name="T26" style:family="text">
      <style:text-properties fo:font-variant="normal" fo:text-transform="none" fo:color="#052025" loext:opacity="100%" style:font-name="apple-system" fo:font-size="10.5pt" fo:letter-spacing="normal" fo:font-style="normal" fo:font-weight="normal" style:font-size-asian="10.5pt" style:font-size-complex="10.5pt"/>
    </style:style>
    <style:style style:name="T27" style:family="text">
      <style:text-properties fo:font-variant="normal" fo:text-transform="none" fo:color="#052025" loext:opacity="100%" style:font-name="apple-system" fo:font-size="10.5pt" fo:letter-spacing="normal" fo:font-style="normal" fo:font-weight="normal" officeooo:rsid="001b360f" style:font-size-asian="10.5pt" style:font-size-complex="10.5pt"/>
    </style:style>
    <style:style style:name="T28" style:family="text">
      <style:text-properties fo:font-variant="normal" fo:text-transform="none" fo:color="#052025" loext:opacity="100%" style:font-name="apple-system" fo:font-size="10.5pt" fo:letter-spacing="normal" fo:font-style="normal" fo:font-weight="normal" officeooo:rsid="0026c3f7" style:font-size-asian="10.5pt" style:font-size-complex="10.5pt"/>
    </style:style>
    <style:style style:name="T29" style:family="text">
      <style:text-properties fo:font-variant="normal" fo:text-transform="none" fo:color="#052025" loext:opacity="100%" style:font-name="apple-system" fo:font-size="10.5pt" fo:letter-spacing="normal" fo:font-style="normal" fo:font-weight="normal" officeooo:rsid="00308f97" style:font-size-asian="10.5pt" style:font-size-complex="10.5pt"/>
    </style:style>
    <style:style style:name="T30" style:family="text">
      <style:text-properties fo:font-variant="normal" fo:text-transform="none" fo:color="#052025" loext:opacity="100%" style:font-name="apple-system" fo:font-size="10.5pt" fo:letter-spacing="normal" fo:language="ca" fo:country="ES" fo:font-style="normal" fo:font-weight="normal" officeooo:rsid="0003b4c6" style:font-size-asian="10.5pt" style:font-size-complex="10.5pt"/>
    </style:style>
    <style:style style:name="T31" style:family="text">
      <style:text-properties fo:font-variant="normal" fo:text-transform="none" fo:color="#052025" loext:opacity="100%" style:font-name="apple-system" fo:font-size="10.5pt" fo:letter-spacing="normal" fo:language="ca" fo:country="ES" fo:font-style="normal" fo:font-weight="normal" officeooo:rsid="00194448" style:font-size-asian="10.5pt" style:font-size-complex="10.5pt"/>
    </style:style>
    <style:style style:name="T32" style:family="text">
      <style:text-properties fo:font-variant="normal" fo:text-transform="none" fo:color="#052025" loext:opacity="100%" style:font-name="apple-system" fo:font-size="10.5pt" fo:letter-spacing="normal" fo:language="ca" fo:country="ES" fo:font-style="normal" fo:font-weight="normal" officeooo:rsid="001a5137" style:font-size-asian="10.5pt" style:font-size-complex="10.5pt"/>
    </style:style>
    <style:style style:name="T33" style:family="text">
      <style:text-properties fo:font-variant="normal" fo:text-transform="none" fo:color="#052025" loext:opacity="100%" style:font-name="apple-system" fo:font-size="10.5pt" fo:letter-spacing="normal" fo:language="ca" fo:country="ES" fo:font-style="normal" fo:font-weight="normal" officeooo:rsid="0026c3f7" style:font-size-asian="10.5pt" style:font-size-complex="10.5pt"/>
    </style:style>
    <style:style style:name="T34" style:family="text">
      <style:text-properties fo:font-variant="normal" fo:text-transform="none" fo:color="#052025" loext:opacity="100%" style:font-name="apple-system" fo:font-size="10.5pt" fo:letter-spacing="normal" fo:language="ca" fo:country="ES" fo:font-style="normal" fo:font-weight="normal" officeooo:rsid="002c78e8" style:font-size-asian="10.5pt" style:font-size-complex="10.5pt"/>
    </style:style>
    <style:style style:name="T35" style:family="text">
      <style:text-properties fo:font-variant="normal" fo:text-transform="none" fo:color="#052025" loext:opacity="100%" fo:letter-spacing="normal"/>
    </style:style>
    <style:style style:name="T36" style:family="text">
      <style:text-properties fo:font-variant="normal" fo:text-transform="none" fo:color="#052025" loext:opacity="100%" fo:letter-spacing="normal" officeooo:rsid="0024c1e9"/>
    </style:style>
    <style:style style:name="T37" style:family="text">
      <style:text-properties fo:font-variant="normal" fo:text-transform="none" fo:color="#0072e4" loext:opacity="100%" style:font-name="apple-system" fo:font-size="12pt" fo:letter-spacing="normal" fo:font-style="normal" fo:font-weight="normal"/>
    </style:style>
    <style:style style:name="T38" style:family="text">
      <style:text-properties fo:font-variant="normal" fo:text-transform="none" fo:color="#0072e4" loext:opacity="100%" style:font-name="apple-system" fo:font-size="12pt" fo:letter-spacing="normal" fo:font-style="normal" fo:font-weight="normal" officeooo:rsid="00165473"/>
    </style:style>
    <style:style style:name="T39" style:family="text">
      <style:text-properties fo:font-variant="normal" fo:text-transform="none" fo:color="#0072e4" loext:opacity="100%" fo:letter-spacing="normal" officeooo:rsid="0024c1e9"/>
    </style:style>
    <style:style style:name="T40" style:family="text">
      <style:text-properties fo:font-variant="normal" fo:text-transform="none" fo:color="#00dc00" loext:opacity="100%" style:font-name="apple-system" fo:font-size="10.5pt" fo:letter-spacing="normal" fo:font-style="normal" fo:font-weight="normal" officeooo:rsid="00308f97" style:font-size-asian="10.5pt" style:font-size-complex="10.5pt"/>
    </style:style>
    <style:style style:name="T41" style:family="text">
      <style:text-properties fo:language="ca" fo:country="ES"/>
    </style:style>
    <style:style style:name="T42" style:family="text">
      <style:text-properties fo:language="ca" fo:country="ES" officeooo:rsid="0003b4c6"/>
    </style:style>
    <style:style style:name="T43" style:family="text">
      <style:text-properties fo:language="ca" fo:country="ES" fo:font-weight="bold" officeooo:rsid="000627d4" style:font-weight-asian="bold" style:font-weight-complex="bold"/>
    </style:style>
    <style:style style:name="T44" style:family="text">
      <style:text-properties fo:language="ca" fo:country="ES" officeooo:rsid="000627d4"/>
    </style:style>
    <style:style style:name="T45" style:family="text">
      <style:text-properties fo:language="ca" fo:country="ES" style:text-underline-style="solid" style:text-underline-width="auto" style:text-underline-color="font-color" fo:font-weight="bold" officeooo:rsid="0003b4c6" style:font-weight-asian="bold" style:font-weight-complex="bold"/>
    </style:style>
    <style:style style:name="T46" style:family="text">
      <style:text-properties fo:language="ca" fo:country="ES" officeooo:rsid="0026c3f7"/>
    </style:style>
    <style:style style:name="T47" style:family="text">
      <style:text-properties fo:language="ca" fo:country="ES" officeooo:rsid="0028cd91"/>
    </style:style>
    <style:style style:name="T48" style:family="text">
      <style:text-properties fo:language="ca" fo:country="ES" officeooo:rsid="002c78e8"/>
    </style:style>
    <style:style style:name="T49" style:family="text">
      <style:text-properties fo:language="ca" fo:country="ES" officeooo:rsid="002e2a11"/>
    </style:style>
    <style:style style:name="T50" style:family="text">
      <style:text-properties officeooo:rsid="00138d5b"/>
    </style:style>
    <style:style style:name="T51" style:family="text">
      <style:text-properties fo:color="#0072e4" loext:opacity="100%"/>
    </style:style>
    <style:style style:name="T52" style:family="text">
      <style:text-properties fo:color="#0072e4" loext:opacity="100%" style:text-underline-style="solid" style:text-underline-width="auto" style:text-underline-color="font-color"/>
    </style:style>
    <style:style style:name="T53" style:family="text">
      <style:text-properties fo:color="#0072e4" loext:opacity="100%" officeooo:rsid="00165473"/>
    </style:style>
    <style:style style:name="T54" style:family="text">
      <style:text-properties fo:color="#0072e4" loext:opacity="100%" officeooo:rsid="0026c3f7"/>
    </style:style>
    <style:style style:name="T55" style:family="text">
      <style:text-properties fo:color="#0072e4" loext:opacity="100%" fo:language="ca" fo:country="ES" officeooo:rsid="0026c3f7"/>
    </style:style>
    <style:style style:name="T56" style:family="text">
      <style:text-properties officeooo:rsid="001cf769"/>
    </style:style>
    <style:style style:name="T57" style:family="text">
      <style:text-properties officeooo:rsid="0026c3f7"/>
    </style:style>
    <style:style style:name="T58" style:family="text">
      <style:text-properties officeooo:rsid="0028cd91"/>
    </style:style>
    <style:style style:name="T59" style:family="text">
      <style:text-properties officeooo:rsid="002c78e8"/>
    </style:style>
    <style:style style:name="T60" style:family="text">
      <style:text-properties officeooo:rsid="002e46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xercicis evaluables T1 – EIE</text:p>
      <text:p text:style-name="P5"/>
      <text:p text:style-name="P1"><text:span text:style-name="T23">Exercici 1</text:span><text:span text:style-name="T42">: </text:span><text:span text:style-name="T4">Heu de connectar-vos a la </text:span><text:a xlink:type="simple" xlink:href="https://plataformapyme.es/es-es/herramientas-digitales/Paginas/autodiagnostico-actitudes-emprendedoras.aspx" office:target-frame-name="_blank" xlink:show="new" text:style-name="Internet_20_link" text:visited-style-name="Visited_20_Internet_20_Link"><text:span text:style-name="T4">pàgina web d'autodiagnosi d'actituts emprenedores del Ministerio de Industria y Turismo</text:span></text:a><text:span text:style-name="T4"> y reali</text:span><text:span text:style-name="T5">t</text:span><text:span text:style-name="T4">zar el </text:span><text:span text:style-name="T5">qü</text:span><text:span text:style-name="T4">estionari sobre les sobres característiques emprenedores.</text:span></text:p>
      <text:p text:style-name="P26"><text:bookmark text:name="yui_3_18_1_1_1727803088206_739"/><text:span text:style-name="T2">Per fer aquest qüestionari, heu de registrar-vos a la web del Ministeri.<text:line-break/>Una vegada reali</text:span><text:span text:style-name="T3">t</text:span><text:span text:style-name="T2">zat el qüestionari, heu de fer una captura de pantalla les recomanacions que us han donat o imprimir-les en </text:span><text:span text:style-name="T3">PDF</text:span><text:span text:style-name="T2"> i pujar-la com a document adjunt.</text:span><text:bookmark text:name="yui_3_18_1_1_1727803088206_735"/><text:span text:style-name="T2"> Es permet adjuntar arxius en jpg i en pdf<text:line-break/><text:line-break/></text:span><text:span text:style-name="T6">Resposta</text:span><text:span text:style-name="T11">: </text:span><text:span text:style-name="T13">PDF adjuntat (Test emprendimiento.pdf)</text:span><text:span text:style-name="T11">.</text:span></text:p>
      <text:p text:style-name="P7"><text:span text:style-name="T22">Exercici 2</text:span><text:span text:style-name="T1">: </text:span><text:bookmark text:name="yui_3_18_1_1_1727803328047_457"/><text:span text:style-name="T2">Per un emprenedor és molt important conèixer totes les seves competències professionals i característiques personals que l’ajudaran en el seu objectiu.</text:span></text:p>
      <text:p text:style-name="P27"><text:span text:style-name="T2">En l'exercici anterior heu fet un qüestionari del Ministeri per ajudar-vos identificar les vostres competències.<text:line-break/>Reflexioneu sobre les vostres competències professionals i realitzeu una xicoteta anàlisi de les vostres competències professionals. Completeu la taula següent amb les tres competències professionals que considereu que són els vostres punts forts per convertir-vos en emprenedors.</text:span><text:line-break/><text:line-break/><text:span text:style-name="T7">Resposta</text:span><text:span text:style-name="T21">: </text:span><text:bookmark text:name="yui_3_18_1_1_1727804115687_4796"/><text:bookmark text:name="yui_3_18_1_1_1727804115687_4734"/><text:span text:style-name="T14">Segons el test</text:span><text:span text:style-name="T12">, sóc una persona aut</text:span><text:span text:style-name="T20">ò</text:span><text:span text:style-name="T12">noma i compromesa a nivell personal, a la que li importa el diner, amb iniciativa </text:span><text:span text:style-name="T20">i</text:span><text:span text:style-name="T12"> organi</text:span><text:span text:style-name="T20">t</text:span><text:span text:style-name="T12">zació del treball, orientada al mercat, amb bona planificació i propensió al risc no mas</text:span><text:span text:style-name="T20">s</text:span><text:span text:style-name="T12">a elevada, però amb una bona actitud al ca</text:span><text:span text:style-name="T20">nv</text:span><text:span text:style-name="T12">i i el reconeixement extern.</text:span></text:p>
      <text:p text:style-name="P23"><text:bookmark text:name="yui_3_18_1_1_1727804115687_4856"/><text:bookmark text:name="yui_3_18_1_1_1727804115687_457"/><text:span text:style-name="T8">Personalment pense </text:span>que sóc una persona organitzada, compromesa, a la que li importa el diner i amb bona actitud al ca<text:span text:style-name="T50">nv</text:span>i.</text:p>
      <text:p text:style-name="P2"><text:bookmark text:name="yui_3_18_1_1_1727804115687_4571"/><text:span text:style-name="T18">Ningú no treballa de</text:span><text:bookmark text:name="yui_3_18_1_1_1727804115687_4975"/><text:span text:style-name="T18"> </text:span><text:span text:style-name="Strong_20_Emphasis"><text:span text:style-name="T18">gratis </text:span></text:span><text:span text:style-name="T18">i </text:span><text:span text:style-name="T19">n’</text:span><text:span text:style-name="T18">hi ha que ser conscient del valor que té el diner </text:span><text:span text:style-name="T19">perquè</text:span><text:span text:style-name="T18"> fa falta per a casi tot, encara que no siga crític; i jo no vaig a ser menys.<text:line-break/>M'agrada el treball ben fe i a temps, que tot estiga</text:span><text:bookmark text:name="yui_3_18_1_1_1727804115687_5085"/><text:span text:style-name="T18"> </text:span><text:span text:style-name="Strong_20_Emphasis"><text:span text:style-name="T18">estructurat </text:span></text:span><text:span text:style-name="T18">I</text:span><text:bookmark text:name="yui_3_18_1_1_1727804115687_5176"/><text:span text:style-name="T18"> </text:span><text:span text:style-name="Strong_20_Emphasis"><text:span text:style-name="T18">definit</text:span></text:span><text:span text:style-name="T18">. Tot i això estic obert I</text:span><text:bookmark text:name="yui_3_18_1_1_1727804115687_5273"/><text:span text:style-name="T18"> </text:span><text:span text:style-name="Strong_20_Emphasis"><text:span text:style-name="T18">preparat </text:span></text:span><text:span text:style-name="T18">per tal de adaptar-me als</text:span><text:bookmark text:name="yui_3_18_1_1_1727804115687_5376"/><text:span text:style-name="T18"> </text:span><text:span text:style-name="Strong_20_Emphasis"><text:span text:style-name="T18">canvis</text:span></text:span><text:span text:style-name="T18">.<text:line-break/>I també pose tot el meu</text:span><text:bookmark text:name="yui_3_18_1_1_1727804115687_5485"/><text:span text:style-name="T18"> </text:span><text:span text:style-name="Strong_20_Emphasis"><text:span text:style-name="T18">esforç </text:span></text:span><text:span text:style-name="T18">quan em dedique a una </text:span><text:span text:style-name="T19">feina</text:span><text:span text:style-name="T18"> o un projecte, sóc una persona</text:span><text:bookmark text:name="yui_3_18_1_1_1727804115687_5600"/><text:span text:style-name="T18"> </text:span><text:span text:style-name="Strong_20_Emphasis"><text:span text:style-name="T18">compromesa</text:span></text:span><text:span text:style-name="T18">.</text:span><text:bookmark text:name="yui_3_18_1_1_1727804115687_4573"/></text:p>
      <text:p text:style-name="P23"><text:bookmark text:name="yui_3_18_1_1_1727804115687_4574"/>Pense que les meues tres competències professionals que poden ser els meus punts forts com emprenedor (o per a convertir-me en) són, per tant:<text:line-break/><text:line-break/>- Compromís personal (100%)<text:bookmark text:name="yui_3_18_1_1_1727804115687_4575"/><text:line-break/>- Iniciativa i organi<text:span text:style-name="T50">t</text:span>zació (100%)<text:bookmark text:name="yui_3_18_1_1_1727804115687_4576"/><text:line-break/>- Actitud al ca<text:span text:style-name="T50">nvi</text:span> i reconeixement extern (100%)</text:p>
      <text:p text:style-name="P8"><text:span text:style-name="T10">Exercici 3</text:span><text:span text:style-name="T1">: </text:span><text:bookmark text:name="yui_3_18_1_1_1727804559020_92"/><text:span text:style-name="T2">Completeu el text següent relacionat amb les habilitats personals dels emprenedors:</text:span></text:p>
      <text:p text:style-name="P3"><text:span text:style-name="T4">Entenem per habilitats personals aquelles habilitats que qualsevol pot aprendre o desenvolupar, fins i tot, en l’edat adulta. Podem agrupar aquestes habilitats, que es poden assolir ja sigui a través de la formació com de l’experiència, en quatre grans grups:<text:line-break/>(1) significa que la persona <text:s/>ha de poder ser capaç de negociar amb empreses proveïdores de qualsevol tipus. Disposar d’aptituds negociadores i de tècniques de comunicació persuasives.<text:line-break/>(2) És capacitat de pensar i de resoldre diferents temes alhora, de disposar de coneixements globals del funcionament d’una empresa o de disposar d’una visió de l’estratègia de negoci (fixar objectius i avaluar-los, ser capaç de preveure la viabilitat d’un projecte, etc.)<text:line-break/>(3)Fonamentalment es tractaria de la capacitat de desenvolupar i gestionar un equip de treballi no necessàriament exercint-ne el lideratge, sinó sovint en peu d’igualtat amb d’altres microemprenedors; de tècniques de planificació </text:span><text:soft-page-break/><text:span text:style-name="T4">i organització del treball i del temps; i de la capacitat de desenvolupar les habilitats per analitzar la realitat interna de l’empresa (estructura, gestió del coneixement, etc.).<text:line-break/>(4) és la capacitat de seleccionar i sintetitzar la informació que rebem per tal de convertir-la en coneixement útil per a nosaltres i les necessitats que tenim com a persones emprenedores.<text:line-break/></text:span><text:span text:style-name="T24">Per completar <text:s/>aquesta pregunta podeu consultar el manual de com ha de ser la persona emprenedora avui publicat per la Generalitat de Catalunya. </text:span><text:bookmark text:name="yui_3_18_1_1_1727804559020_99"/><text:bookmark text:name="yui_3_18_1_1_1727804559020_98"/><text:span text:style-name="T24"><text:line-break/></text:span><text:a xlink:type="simple" xlink:href="http://xarxaempren.gencat.cat/web/.content/07recursos/fitxers/Com_ser_persona_emprenedora_tcm124_44455.pdf" text:style-name="Internet_20_link" text:visited-style-name="Visited_20_Internet_20_Link"><text:span text:style-name="T24">http://xarxaempren.gencat.cat/web/.content/07recursos/fitxers/Com_ser_persona_emprenedora_tcm124_44455.pdf</text:span></text:a><text:span text:style-name="T24"><text:line-break/></text:span><text:span text:style-name="T42"><text:line-break/></text:span><text:span text:style-name="T43">Resposta</text:span><text:span text:style-name="T44">: </text:span></text:p>
      <text:p text:style-name="P28"><text:span text:style-name="T15">1- </text:span><text:span text:style-name="T17">Habilitat comunicativa</text:span><text:span text:style-name="T15"><text:line-break/>2- </text:span><text:span text:style-name="T17">Capacitat de gestió</text:span><text:span text:style-name="T15"><text:line-break/>3- </text:span><text:span text:style-name="T16">Habili</text:span><text:span text:style-name="T17">tat </text:span><text:span text:style-name="T16">p</text:span><text:span text:style-name="T17">er</text:span><text:span text:style-name="T16"> organi</text:span><text:span text:style-name="T17">t</text:span><text:span text:style-name="T16">zar</text:span><text:span text:style-name="T15"><text:line-break/>4- </text:span><text:span text:style-name="T17">Habilitat per con</text:span><text:span text:style-name="T20">èi</text:span><text:span text:style-name="T17">xer i aprofitar l’entorn</text:span></text:p>
      <text:p text:style-name="P9"><text:span text:style-name="T10">Exercici 4</text:span><text:span text:style-name="T1">: </text:span><text:span text:style-name="T26">Penseu per quina raó us agradaria crear l’empresa o iniciar un projecte en l’empresa que heu indicat a l’exercici anterior i classifiqueu-vos com a emprenedors en funció dels objectius que voleu assolir. Justifiqueu la vostra resposta.<text:line-break/></text:span><text:span text:style-name="T1"><text:line-break/></text:span><text:span text:style-name="T7">Resposta</text:span><text:span text:style-name="T21">: </text:span><text:span text:style-name="T12">Les meues motivacions per crear l'empresa (a banda guanyar suficient per a no tindre que preocupar-me pel diner) són principalment socials: millorar el màxim la </text:span><text:span text:style-name="T20">qu</text:span><text:span text:style-name="T12">alitat de vida de la gent, ajudar-los en tot el possible. Es per això que em considere un emprenedor social.</text:span></text:p>
      <text:p text:style-name="P24">A més, m'agrada començar nous projectes i donar el màxim de mi per a fer-ho el millor possible. I si es por tal de millorar la societat, encara més.</text:p>
      <text:p text:style-name="P10"><text:span text:style-name="T10">Exercici 5</text:span><text:span text:style-name="T1">: </text:span><text:span text:style-name="T26">Classifiqueu la llista següent de característiques d'un empresari o empresària en característiques personals o professionals:</text:span><text:span text:style-name="T2"> <text:line-break/><text:line-break/></text:span><text:span text:style-name="T7">Resposta</text:span><text:span text:style-name="T21">: </text:span></text:p>
      <text:p text:style-name="P13">Imaginació - Personal</text:p>
      <text:p text:style-name="P25">Autoconfiança -Personal<text:line-break/>Formació empresarial - Professional<text:line-break/>Formació acadèmica - Professional<text:line-break/>Equilibri emocional - Personal </text:p>
      <text:p text:style-name="P5"/>
      <text:p text:style-name="P15"><text:span text:style-name="T45">Exercici 6</text:span><text:span text:style-name="T42">: </text:span><text:bookmark text:name="yui_3_18_1_1_1728497576239_457"/><text:span text:style-name="T30">1-Expliqueu el cas d’un emprenedor o emprenedora que hagi desenvolupat un producte o servei en el mercat actual o en el mercat d’anys en</text:span><text:span text:style-name="T31">re</text:span><text:span text:style-name="T30">re. Descriviu en què va consistir la innovació i quines creieu que eren les característiques o trets diferenciadors d’aquesta persona o empresa.</text:span></text:p>
      <text:p text:style-name="P33">2-Classifiqueu quin tipus d’innovació va ser en el moment de la seva creació.</text:p>
      <text:p text:style-name="P32"><text:span text:style-name="T43">Resposta</text:span><text:span text:style-name="T44">: </text:span><text:bookmark text:name="yui_3_18_1_1_1728491603106_602"/><text:span text:style-name="T51">M'agradaria parlar de un cas molt important per al món de l'informàtica: </text:span><text:span text:style-name="Strong_20_Emphasis"><text:span text:style-name="T51">Charles Babbage</text:span></text:span><text:span text:style-name="T51">.</text:span></text:p>
      <text:p text:style-name="P31"><text:bookmark text:name="yui_3_18_1_1_1728491603106_6021"/>Conegut com "el pare dels ordinadors", l'any 1812 va tindre l'idea de crear una màquina capaç de fer càlculs matemàtics eliminant els errors humans deguts a la fatiga o l'avorriment. Òbviament estem parlant del "mercat" d'anys enrere.</text:p>
      <text:p text:style-name="P31"><text:bookmark text:name="yui_3_18_1_1_1728491603106_6022"/><text:soft-page-break/>Babbage va dur a terme la seua idea entre els anys 1833 i 1842 (encara que allà pel 1822 ja l'havia di<text:span text:style-name="T56">s</text:span>senyat). Va crear, doncs, la màquina analítica, no sense problemes.</text:p>
      <text:p text:style-name="P31"><text:bookmark text:name="yui_3_18_1_1_1728491603106_6023"/>La màquina, considerada la primera computadora de l'hist<text:span text:style-name="T56">o</text:span>ria, tenia dispositius d'entrada basats en les targetes perforades de Joseph Marie Jacquard (teixidor i comerciant), un processador aritmètic, que calculava números, una unitat de control que determinava quina tasca havia de ser realitzada, un mecanisme de sortida i una memòria on els números podien ser emmagatzemats fins a ser processats.</text:p>
      <text:p text:style-name="P31"><text:bookmark text:name="yui_3_18_1_1_1728491603106_6024"/>A més, tot açò va donar <text:span text:style-name="T56">lloc</text:span> a altra "emprenedora" de l'època: Ada Lovelace, la primera programadora de computadores de l'hist<text:span text:style-name="T56">o</text:span>ria.</text:p>
      <text:p text:style-name="P31"><text:bookmark text:name="yui_3_18_1_1_1728491603106_6025"/>Les característiques diferenciadores de Babbage van ser: capacitat de visió a llarg termini, enfocament a resoldre problemes de manera sistemàtica, i la seua formació interdisciplinari<text:span text:style-name="T56">a</text:span> (matemàtiques, enginyeria, economia i filosofia).</text:p>
      <text:p text:style-name="P31"><text:bookmark text:name="yui_3_18_1_1_1728491603106_6026"/>Clarament es va tractar d'una innovació radical, que va canviar el món per a sempre (o que ho faria en els propers anys).</text:p>
      <text:p text:style-name="P5"/>
      <text:p text:style-name="P16"><text:span text:style-name="T45">Exercici 7</text:span><text:span text:style-name="T42">: </text:span><text:span text:style-name="T30">Penseu en una idea de negoci relacionada amb el vostre cicle que us agradaria portar a la pràctica quan finalitzeu els vostres estudis al CEEDCV. No necessàriament ha d’implicar la creació d’una empresa, pot ser una idea que impliqui una innovació en una empresa en la qual treballeu. Expliqueu detalladament la vostra idea emprenedora. L'explicació que heu de donar ha de ser coherent, raonada, clara i amb l'exhaustivitat necessària per entendre la raó per la qual l’heu triat. (</text:span><text:span text:style-name="T32">M</text:span><text:span text:style-name="T30">àxim 10 línies). </text:span></text:p>
      <text:p text:style-name="P16"><text:span text:style-name="T43">Resposta</text:span><text:span text:style-name="T44">: </text:span></text:p>
      <text:p text:style-name="P14"><text:bookmark text:name="yui_3_18_1_1_1728495123515_2369"/><text:bookmark text:name="yui_3_18_1_1_1728495123515_2397"/><text:span text:style-name="Strong_20_Emphasis"><text:span text:style-name="T52">Context</text:span></text:span><text:span text:style-name="T37">:</text:span><text:span text:style-name="T51"><text:line-break/></text:span><text:span text:style-name="T37">M'agradaria enfocar-me al món del</text:span><text:bookmark text:name="yui_3_18_1_1_1728495123515_36071"/><text:span text:style-name="T37"> </text:span><text:span text:style-name="T52">desenvolupament d'aplicacions mòbils</text:span><text:span text:style-name="T37">, per això per a mi seria ideal millorar l'aplicació existent (</text:span><text:bookmark text:name="yui_3_18_1_1_1728495123515_22910"/><text:bookmark text:name="yui_3_18_1_1_1728495123515_22994"/><text:span text:style-name="Strong_20_Emphasis"><text:span text:style-name="T51">Activo2</text:span></text:span><text:span text:style-name="T37">) de</text:span><text:bookmark text:name="yui_3_18_1_1_1728495123515_25131"/><text:span text:style-name="T37"> </text:span><text:span text:style-name="T51">Mercadona </text:span><text:span text:style-name="T37">(ja que és on treballe ara mateix com gerent A en preparació de comandes per a tendes).</text:span><text:span text:style-name="T51"><text:line-break/><text:line-break/></text:span><text:bookmark text:name="yui_3_18_1_1_1728495123515_4765"/><text:bookmark text:name="yui_3_18_1_1_1728495123515_4806"/><text:span text:style-name="Strong_20_Emphasis"><text:span text:style-name="T52">Millores</text:span></text:span><text:span text:style-name="T37">:</text:span><text:span text:style-name="T51"><text:line-break/></text:span><text:span text:style-name="T37">L'aplicació inclouria unes quantes millores: visualització de la</text:span><text:bookmark text:name="yui_3_18_1_1_1728495123515_25284"/><text:bookmark text:name="yui_3_18_1_1_1728495123515_15499"/><text:span text:style-name="T37"> </text:span><text:span text:style-name="Strong_20_Emphasis"><text:span text:style-name="T51">productivitat </text:span></text:span><text:span text:style-name="T37">di</text:span><text:span text:style-name="T38">à</text:span><text:span text:style-name="T37">ria, se</text:span><text:span text:style-name="T38">t</text:span><text:span text:style-name="T37">manal, mensual i anual,</text:span><text:bookmark text:name="yui_3_18_1_1_1728495123515_17181"/><text:bookmark text:name="yui_3_18_1_1_1728495123515_27703"/><text:bookmark text:name="yui_3_18_1_1_1728495123515_30156"/><text:span text:style-name="T37"> </text:span><text:span text:style-name="Strong_20_Emphasis"><text:span text:style-name="T51">horaris </text:span></text:span><text:span text:style-name="T37">setmanals, mensuals i anuals, verificació dels</text:span><text:bookmark text:name="yui_3_18_1_1_1728495123515_18969"/><text:bookmark text:name="yui_3_18_1_1_1728495123515_30312"/><text:bookmark text:name="yui_3_18_1_1_1728495123515_32943"/><text:span text:style-name="T37"> </text:span><text:span text:style-name="Strong_20_Emphasis"><text:span text:style-name="T51">fitxatges </text:span></text:span><text:span text:style-name="T37">per tal d'as</text:span><text:span text:style-name="T38">s</text:span><text:span text:style-name="T37">egurar que s'ha acudit a treballar, i control de</text:span><text:bookmark text:name="yui_3_18_1_1_1728495123515_20921"/><text:bookmark text:name="yui_3_18_1_1_1728495123515_33112"/><text:bookmark text:name="yui_3_18_1_1_1728495123515_35921"/><text:span text:style-name="T37"> </text:span><text:span text:style-name="Strong_20_Emphasis"><text:span text:style-name="T51">documentació </text:span></text:span><text:span text:style-name="T37">en cas de no acudir (documents escanejats: baixes, altes, etc.).</text:span></text:p>
      <text:p text:style-name="Text_20_body"><text:bookmark text:name="yui_3_18_1_1_1728495123515_2399"/><text:bookmark text:name="yui_3_18_1_1_1728495123515_2450"/><text:bookmark text:name="yui_3_18_1_1_1728495123515_2487"/><text:span text:style-name="Strong_20_Emphasis"><text:span text:style-name="T52">Explicació</text:span></text:span><text:span text:style-name="T51">:<text:line-break/></text:span><text:bookmark text:name="yui_3_18_1_1_1728495123515_4701"/><text:span text:style-name="T51">Com que treballe a un</text:span><text:bookmark text:name="yui_3_18_1_1_1728495123515_36259"/><text:span text:style-name="T51"> </text:span><text:span text:style-name="Strong_20_Emphasis"><text:span text:style-name="T51">magatzem </text:span></text:span><text:span text:style-name="T51">i es mesura la productivitat, seria ideal poder saber la productivitat di</text:span><text:span text:style-name="T53">à</text:span><text:span text:style-name="T51">ria només mirant el mòbil, sense tindre que preguntar-ho (és el que fem tots els dies). A més, la possibilitat de revisar qualsevol horari des de la comoditat del mòbil i poder planificar qualsevol canvi amb temps és molt important per a la conciliació familiar. L'última millora, encara que no siga significativa, ajudaria (sobre tot en cas de no acudir a treballar per trobar-se malalt). A Mercadona es dona una "prima" (mig sou) als treballadors que compleixen els objectius de l'empresa, per això és tan important estar al dia de la productivitat (0-100%), ja que és necessari un 100% com a mínim per a aconseguir la prima. Bàsicament els motius per a les millores són: per</text:span><text:bookmark text:name="yui_3_18_1_1_1728495123515_13899"/><text:bookmark text:name="yui_3_18_1_1_1728495123515_12437"/><text:span text:style-name="T51"> </text:span><text:span text:style-name="Strong_20_Emphasis"><text:span text:style-name="T51">rel</text:span></text:span><text:span text:style-name="Strong_20_Emphasis"><text:span text:style-name="T53">l</text:span></text:span><text:span text:style-name="Strong_20_Emphasis"><text:span text:style-name="T51">ev</text:span></text:span><text:span text:style-name="Strong_20_Emphasis"><text:span text:style-name="T53">à</text:span></text:span><text:span text:style-name="Strong_20_Emphasis"><text:span text:style-name="T51">ncia </text:span></text:span><text:span text:style-name="T51">de les dades i por</text:span><text:bookmark text:name="yui_3_18_1_1_1728495123515_13758"/><text:bookmark text:name="yui_3_18_1_1_1728495123515_13814"/><text:span text:style-name="T51"> </text:span><text:span text:style-name="Strong_20_Emphasis"><text:span text:style-name="T51">comoditat </text:span></text:span><text:span text:style-name="T51">del treballador.</text:span></text:p>
      <text:p text:style-name="P6"><text:soft-page-break/><text:span text:style-name="T9">Exercici 8</text:span>: <text:span text:style-name="T27">Tr</text:span><text:span text:style-name="T26">ia la resposta correcta.</text:span><text:line-break/><text:span text:style-name="T7">Resposta</text:span><text:span text:style-name="T21">: </text:span></text:p>
      <text:p text:style-name="P6"><text:span text:style-name="T51">Empresa</text:span><text:span text:style-name="T35"> </text:span><text:span text:style-name="T25">és l'entitat que integra un conjunt d’elements organitzats i dirigits per assolir una sèrie d’objectius mitjançant la realització d’una determinada activitat econòmica. </text:span><text:span text:style-name="T51">Entorn empresarial</text:span> <text:span text:style-name="T25">és tot allò que envolta l’empresa i hi influeix. Es divideix en </text:span><text:span text:style-name="T51">entorn específic i entorn general</text:span>.</text:p>
      <text:p text:style-name="P6"/>
      <text:p text:style-name="P5"/>
      <text:p text:style-name="P17"><text:span text:style-name="T45">Exercici 9</text:span><text:span text:style-name="T42">: </text:span><text:span text:style-name="T30">Indiqueu si els següents elements formen part de l'entorn general o específic de l'empresa.</text:span><text:span text:style-name="T42"><text:line-break/></text:span><text:span text:style-name="T43">Resposta</text:span><text:span text:style-name="T44">: </text:span></text:p>
      <text:p text:style-name="P17"><text:bookmark text:name="yui_3_18_1_1_1728498049325_102"/><text:bookmark text:name="yui_3_18_1_1_1728498049325_100"/><text:bookmark text:name="yui_3_18_1_1_1728498049325_101"/><text:span text:style-name="T44"/></text:p>
      <table:table table:name="Tabla1" table:style-name="Tabla1">
        <table:table-column table:style-name="Tabla1.A"/>
        <table:table-column table:style-name="Tabla1.B"/>
        <table:table-row table:style-name="TableLine1598918004688">
          <table:table-cell table:style-name="Tabla1.A1" office:value-type="string">
            <text:p text:style-name="Table_20_Contents"><text:bookmark text:name="yui_3_18_1_1_1728498049325_99"/>Context econòmic</text:p>
          </table:table-cell>
          <table:table-cell table:style-name="Tabla1.A1" office:value-type="string">
            <text:p text:style-name="P20"><text:bookmark text:name="yui_3_18_1_1_1728498049325_104"/><text:bookmark text:name="yui_3_18_1_1_1728498049325_103"/>Entorn general</text:p>
          </table:table-cell>
        </table:table-row>
        <table:table-row table:style-name="TableLine1598918004688">
          <table:table-cell table:style-name="Tabla1.A1" office:value-type="string">
            <text:p text:style-name="Table_20_Contents">Legislació nacional</text:p>
          </table:table-cell>
          <table:table-cell table:style-name="Tabla1.A1" office:value-type="string">
            <text:p text:style-name="P20"><text:bookmark text:name="yui_3_18_1_1_1728498049325_106"/><text:bookmark text:name="yui_3_18_1_1_1728498049325_105"/>Entorn general</text:p>
          </table:table-cell>
        </table:table-row>
        <table:table-row table:style-name="TableLine1598918004688">
          <table:table-cell table:style-name="Tabla1.A1" office:value-type="string">
            <text:p text:style-name="Table_20_Contents">Tipus d'interès</text:p>
          </table:table-cell>
          <table:table-cell table:style-name="Tabla1.A1" office:value-type="string">
            <text:p text:style-name="P20"><text:bookmark text:name="yui_3_18_1_1_1728498049325_108"/><text:bookmark text:name="yui_3_18_1_1_1728498049325_107"/>Entorn general</text:p>
          </table:table-cell>
        </table:table-row>
        <table:table-row table:style-name="TableLine1598918004688">
          <table:table-cell table:style-name="Tabla1.A1" office:value-type="string">
            <text:p text:style-name="Table_20_Contents">IPC</text:p>
          </table:table-cell>
          <table:table-cell table:style-name="Tabla1.A1" office:value-type="string">
            <text:p text:style-name="P20"><text:bookmark text:name="yui_3_18_1_1_1728498049325_110"/><text:bookmark text:name="yui_3_18_1_1_1728498049325_109"/>Entorn general</text:p>
          </table:table-cell>
        </table:table-row>
        <table:table-row table:style-name="TableLine1598918004688">
          <table:table-cell table:style-name="Tabla1.A1" office:value-type="string">
            <text:p text:style-name="Table_20_Contents">Accionistes</text:p>
          </table:table-cell>
          <table:table-cell table:style-name="Tabla1.A1" office:value-type="string">
            <text:p text:style-name="Table_20_Contents">Entorn específic</text:p>
          </table:table-cell>
        </table:table-row>
      </table:table>
      <text:p text:style-name="P17"><text:span text:style-name="T44"/></text:p>
      <text:p text:style-name="P5"/>
      <text:p text:style-name="P17"><text:span text:style-name="T45">Exercici 10</text:span><text:span text:style-name="T42">: </text:span><text:span text:style-name="T30">Relacioneu les següents funcions amb l'àrea funcional corresponent:</text:span> <text:span text:style-name="T42"><text:line-break/></text:span><text:span text:style-name="T43">Resposta</text:span><text:span text:style-name="T44">: </text:span></text:p>
      <table:table table:name="Tabla2" table:style-name="Tabla2">
        <table:table-column table:style-name="Tabla2.A"/>
        <table:table-column table:style-name="Tabla2.B"/>
        <table:table-row table:style-name="TableLine1598846882576">
          <table:table-cell table:style-name="Tabla2.A1" office:value-type="string">
            <text:p text:style-name="P21">Obtenir materials i serveis de l’exterior de l’empresa.</text:p>
          </table:table-cell>
          <table:table-cell table:style-name="Tabla2.A1" office:value-type="string">
            <text:p text:style-name="Table_20_Contents">Aprovisionament</text:p>
          </table:table-cell>
        </table:table-row>
        <table:table-row table:style-name="TableLine1598846882576">
          <table:table-cell table:style-name="Tabla2.A1" office:value-type="string">
            <text:p text:style-name="P21">Establir els objectius de l’empresa i arribar a la seva consecució amb els factors de producció de què disposa.</text:p>
          </table:table-cell>
          <table:table-cell table:style-name="Tabla2.A1" office:value-type="string">
            <text:p text:style-name="Table_20_Contents">Direcció i control</text:p>
          </table:table-cell>
        </table:table-row>
        <table:table-row table:style-name="TableLine1598846882576">
          <table:table-cell table:style-name="Tabla2.A1" office:value-type="string">
            <text:p text:style-name="P21">Prendre decisions sobre l’organització del personal, la selecció, l’administració dels recursos humans, la formació i les relacions amb els representants dels treballadors.</text:p>
          </table:table-cell>
          <table:table-cell table:style-name="Tabla2.A1" office:value-type="string">
            <text:p text:style-name="Table_20_Contents">Recursos humans</text:p>
          </table:table-cell>
        </table:table-row>
        <table:table-row table:style-name="TableLine1598846882576">
          <table:table-cell table:style-name="Tabla2.A1" office:value-type="string">
            <text:p text:style-name="P21">Definir el producte o servei, a qui es ven, com s’ha de donar a conèixer i quina és la millor manera de distribuir-lo</text:p>
          </table:table-cell>
          <table:table-cell table:style-name="Tabla2.A1" office:value-type="string">
            <text:p text:style-name="Table_20_Contents">Comercial</text:p>
          </table:table-cell>
        </table:table-row>
        <table:table-row table:style-name="TableLine1598846882576">
          <table:table-cell table:style-name="Tabla2.A1" office:value-type="string">
            <text:p text:style-name="P21">Transformar matèries en productes acabats, mitjançant l’aplicació d’una determinada tecnologia.</text:p>
          </table:table-cell>
          <table:table-cell table:style-name="Tabla2.A1" office:value-type="string">
            <text:p text:style-name="Table_20_Contents">Producció</text:p>
          </table:table-cell>
        </table:table-row>
        <text:soft-page-break/>
        <table:table-row table:style-name="TableLine1598846882576">
          <table:table-cell table:style-name="Tabla2.A1" office:value-type="string">
            <text:p text:style-name="P21">Gestionar la documentació de l'empresa</text:p>
          </table:table-cell>
          <table:table-cell table:style-name="Tabla2.A1" office:value-type="string">
            <text:p text:style-name="Table_20_Contents">Administració</text:p>
          </table:table-cell>
        </table:table-row>
        <table:table-row table:style-name="TableLine1598846882576">
          <table:table-cell table:style-name="Tabla2.A1" office:value-type="string">
            <text:p text:style-name="P21">Examinar els costos que té l’empresa, la seva exactitud i determinar els resultats econòmics i el patrimoni de l’empresa.</text:p>
          </table:table-cell>
          <table:table-cell table:style-name="Tabla2.A1" office:value-type="string">
            <text:p text:style-name="Table_20_Contents">Comptabilitat</text:p>
          </table:table-cell>
        </table:table-row>
        <table:table-row table:style-name="TableLine1598846882576">
          <table:table-cell table:style-name="Tabla2.A1" office:value-type="string">
            <text:p text:style-name="P21">Triar els projectes d’inversió més adequats i els recursos que s’han d’aconseguir</text:p>
          </table:table-cell>
          <table:table-cell table:style-name="Tabla2.B8" office:value-type="string">
            <text:p text:style-name="P22"/>
            <text:p text:style-name="P22"/>
            <text:p text:style-name="P22">Financera</text:p>
          </table:table-cell>
        </table:table-row>
      </table:table>
      <text:p text:style-name="P17"><text:span text:style-name="T44"/></text:p>
      <text:p text:style-name="P5"/>
      <text:p text:style-name="P6"><text:span text:style-name="T9">Exercici 11</text:span>: <text:span text:style-name="T28">Co</text:span><text:span text:style-name="T26">mpl</text:span><text:span text:style-name="T28">eta</text:span><text:span text:style-name="T26">.</text:span><text:line-break/><text:span text:style-name="T7">Resposta</text:span><text:span text:style-name="T21">: </text:span></text:p>
      <text:p text:style-name="P6"><text:span text:style-name="T25">La funció de l</text:span>’àrea<text:span text:style-name="T35"> </text:span><text:span text:style-name="T39">direcció i control</text:span><text:span text:style-name="T36"> </text:span><text:span text:style-name="T25">és establir els objectius de l’empresa i arribar a la seva consecució amb els factors de producció de què disposa.</text:span> </text:p>
      <text:p text:style-name="P6"/>
      <text:p text:style-name="P5"/>
      <text:p text:style-name="P6"><text:span text:style-name="T9">Exercici 12</text:span>: <text:span text:style-name="T28">Completa</text:span><text:span text:style-name="T57">.</text:span><text:line-break/><text:span text:style-name="T7">Resposta</text:span><text:span text:style-name="T21">: </text:span></text:p>
      <text:p text:style-name="P34"><text:span text:style-name="T42">Els </text:span><text:span text:style-name="T55">stakeholders</text:span><text:span text:style-name="T46"> </text:span><text:span text:style-name="T42">són totes aquestes persones i/o grups interessats o afectats</text:span><text:bookmark text:name="yui_3_18_1_1_1728499025092_130"/><text:span text:style-name="T42"> pel funcionament de l’empresa. Es a dir, els stakeholders són les persones i grups que d’alguna manera es veuen influenciades o afectades per les accions o funcionament de l’empresa o que tenen poder per a influir en el seu funcionament, independentment de la seva relació contractual amb l’empresa.</text:span></text:p>
      <text:p text:style-name="P5"/>
      <text:p text:style-name="P18"><text:span text:style-name="T45">Exercici 13</text:span><text:span text:style-name="T42">: </text:span><text:span text:style-name="T33">Indica quins dels següents agents es poden considerar stakeholders en una empresa de consultoria informàtica: </text:span><text:span text:style-name="T42"><text:line-break/></text:span><text:span text:style-name="T43">Resposta</text:span><text:span text:style-name="T44">: </text:span></text:p>
      <text:p text:style-name="P35"><text:bookmark text:name="yui_3_18_1_1_1728499644984_120"/><text:span text:style-name="T44">Accionistes - </text:span><text:span text:style-name="T47">Si</text:span></text:p>
      <text:p text:style-name="P37"><text:bookmark text:name="yui_3_18_1_1_1728499644984_128"/>Empreses competidores - <text:span text:style-name="T47">Si</text:span></text:p>
      <text:p text:style-name="P30">Funcionari d'un ajuntament d'un municipi en el qual no està ubicada l'empresa - <text:span text:style-name="T58">No</text:span></text:p>
      <text:p text:style-name="P30"><text:bookmark text:name="yui_3_18_1_1_1728499644984_138"/>Empreses de distribució d'aliments - <text:span text:style-name="T58">No</text:span></text:p>
      <text:p text:style-name="P37"><text:bookmark text:name="yui_3_18_1_1_1728499644984_149"/>Treballadors - <text:span text:style-name="T47">Si</text:span></text:p>
      <text:p text:style-name="P5"/>
      <text:p text:style-name="P19"><text:span text:style-name="T45"/></text:p>
      <text:p text:style-name="P19"><text:span text:style-name="T45"/></text:p>
      <text:p text:style-name="P19"><text:span text:style-name="T45"/></text:p>
      <text:p text:style-name="P19"><text:span text:style-name="T45"/></text:p>
      <text:p text:style-name="P19"><text:span text:style-name="T45"/></text:p>
      <text:p text:style-name="P19"><text:span text:style-name="T45"/></text:p>
      <text:p text:style-name="P19"><text:soft-page-break/><text:span text:style-name="T45">Exercici 14</text:span><text:span text:style-name="T42">: </text:span><text:span text:style-name="T33">Indiqueu quines de les següents són avanta</text:span><text:span text:style-name="T34">t</text:span><text:span text:style-name="T33">ges i quines inconvenients d'emprendre: </text:span><text:span text:style-name="T42"><text:line-break/></text:span><text:span text:style-name="T43">Resposta</text:span><text:span text:style-name="T44">: </text:span></text:p>
      <text:p text:style-name="P36"><text:bookmark text:name="yui_3_18_1_1_1728499842043_98"/><text:span text:style-name="T44">Possibilitat de veure n</text:span><text:span text:style-name="T48">à</text:span><text:span text:style-name="T44">ixer el teu projecte - </text:span><text:span text:style-name="T49">Avantatge</text:span></text:p>
      <text:p text:style-name="P38">Possibilitat d'administrar-te el teu temps <text:span text:style-name="T44">- </text:span><text:span text:style-name="T49">Avantatge</text:span></text:p>
      <text:p text:style-name="P38">Dubtes sobre què passarà amb la teua empresa <text:span text:style-name="T44">- </text:span><text:span text:style-name="T49">Inconvenient</text:span></text:p>
      <text:p text:style-name="P38">Sobrecàrrega en el treball diari <text:span text:style-name="T44">- </text:span><text:span text:style-name="T49">Avantatge</text:span></text:p>
      <text:p text:style-name="P38">Riscos financers <text:span text:style-name="T44">- </text:span><text:span text:style-name="T49">Inconvenient </text:span></text:p>
      <text:p text:style-name="P38">Treballar fent el que t'agrada <text:span text:style-name="T44">- </text:span><text:span text:style-name="T49">Avantatge</text:span></text:p>
      <text:p text:style-name="P38">Auton<text:span text:style-name="T59">o</text:span>mia laboral <text:span text:style-name="T44">- </text:span><text:span text:style-name="T49">Avantatge </text:span></text:p>
      <text:p text:style-name="P38">Manca d'ingressos fixos <text:span text:style-name="T44">- </text:span><text:span text:style-name="T49">Inconvenient</text:span></text:p>
      <text:p text:style-name="P5"/>
      <text:p text:style-name="P12"><text:span text:style-name="T10">Exercici 15</text:span><text:span text:style-name="T1">:</text:span><text:span text:style-name="T28"> </text:span><text:bookmark text:name="yui_3_18_1_1_1728500071280_98"/><text:bookmark text:name="yui_3_18_1_1_1728500071280_97"/><text:bookmark text:name="yui_3_18_1_1_1728500071280_96"/><text:bookmark text:name="yui_3_18_1_1_1728500071280_95"/><text:bookmark text:name="yui_3_18_1_1_1728500071280_94"/><text:span text:style-name="T28">Indiqueu si l'afirmació següent és certa o falsa:</text:span></text:p>
      <text:p text:style-name="P29"><text:span text:style-name="T26">L’empresari és aquella persona que organitza, gestiona i assumeix el risc que implica la posada en marxa d’un projecte d’emprenedoria i que administra de manera eficaç, combinant els recursos humans, físics, productius, tecnològics i financers d’una organització, amb la finalitat de generar beneficis.<text:line-break/></text:span><text:span text:style-name="T1"><text:line-break/></text:span><text:span text:style-name="T7">Resposta</text:span><text:span text:style-name="T21">: </text:span><text:span text:style-name="T40">VERTADER</text:span><text:span text:style-name="T29">.</text:span></text:p>
      <text:p text:style-name="P5"/>
      <text:p text:style-name="P6"><text:span text:style-name="T9">Exercici 16</text:span>:<text:line-break/><text:span text:style-name="T7">Resposta</text:span><text:span text:style-name="T21">: adsfasdf</text:span></text:p>
      <text:p text:style-name="P5"/>
      <text:p text:style-name="P6"><text:span text:style-name="T9">Exercici 17</text:span>:<text:line-break/><text:span text:style-name="T7">Resposta</text:span><text:span text:style-name="T21">: adsfasdf</text:span></text:p>
      <text:p text:style-name="P6"/>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NSimSun" svg:font-family="NSimSun" style:font-family-generic="modern" style:font-pitch="fixed"/>
    <style:font-face style:name="Segoe UI" svg:font-family="'Segoe UI'" style:font-family-generic="system" style:font-pitch="variable"/>
    <style:font-face style:name="Tahoma" svg:font-family="Tahoma" style:font-family-generic="system" style:font-pitch="variable"/>
    <style:font-face style:name="apple-system" svg:font-family="apple-system, BlinkMacSystemFont, 'Segoe UI', Roboto, 'Helvetica Neue', Arial, 'Noto Sans', 'Liberation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ca" fo:country="ES" style:font-name-asian="Segoe UI" style:font-size-asian="12pt" style:language-asian="zxx" style:country-asian="none" style:font-name-complex="Tahoma"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ca" fo:country="ES" style:font-name-asian="Segoe UI"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10-09T22:28:27.908000000</dc:date>
    <meta:editing-duration>PT4H8M17S</meta:editing-duration>
    <meta:editing-cycles>39</meta:editing-cycles>
    <meta:generator>LibreOffice/7.2.2.2$Windows_X86_64 LibreOffice_project/02b2acce88a210515b4a5bb2e46cbfb63fe97d56</meta:generator>
    <meta:document-statistic meta:table-count="2" meta:image-count="0" meta:object-count="0" meta:page-count="6" meta:paragraph-count="82" meta:word-count="1839" meta:character-count="12084" meta:non-whitespace-character-count="10296"/>
  </office:meta>
</office:document-meta>
</file>